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9cca6"/>
    </style:style>
    <style:style style:name="P2" style:family="paragraph" style:parent-style-name="Standard">
      <style:text-properties officeooo:paragraph-rsid="0019cca6"/>
    </style:style>
    <style:style style:name="T1" style:family="text">
      <style:text-properties officeooo:rsid="0019cca6"/>
    </style:style>
    <style:style style:name="T2" style:family="text">
      <style:text-properties officeooo:rsid="001b1102"/>
    </style:style>
    <style:style style:name="T3" style:family="text">
      <style:text-properties officeooo:rsid="001d0873"/>
    </style:style>
    <style:style style:name="T4" style:family="text">
      <style:text-properties officeooo:rsid="001d25a1"/>
    </style:style>
    <style:style style:name="T5" style:family="text">
      <style:text-properties officeooo:rsid="001d2b84"/>
    </style:style>
    <style:style style:name="T6" style:family="text">
      <style:text-properties style:text-line-through-style="none" style:text-line-through-type="none" style:text-underline-style="none" style:text-blinking="false" fo:background-color="#ffff00" loext:char-shading-value="0"/>
    </style:style>
    <style:style style:name="T7" style:family="text">
      <style:text-properties style:text-line-through-style="none" style:text-line-through-type="none" style:text-underline-style="none"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Emphasis"><text:span text:style-name="T1">Prem Raj Adhikari</text:span></text:span><text:span text:style-name="Emphasis">, M.Sc.</text:span><text:span text:style-name="Emphasis"><text:span text:style-name="T1">(Tech.)</text:span></text:span><text:span text:style-name="Emphasis">, will defend the dissertation "</text:span><text:span text:style-name="Strong_20_Emphasis"><text:span text:style-name="T1">Probabilistic Modelling of Multiresolution Biological Data</text:span></text:span><text:span text:style-name="Emphasis">" on </text:span><text:span text:style-name="Emphasis"><text:span text:style-name="T1">21</text:span></text:span><text:span text:style-name="Emphasis"> </text:span><text:span text:style-name="Emphasis"><text:span text:style-name="T1">November</text:span></text:span><text:span text:style-name="Emphasis"> 2014 at 12 noon in lecture hall </text:span><text:span text:style-name="Emphasis"><text:span text:style-name="T1">T2</text:span></text:span><text:span text:style-name="Emphasis">, </text:span><text:span text:style-name="Emphasis"><text:span text:style-name="T1">konemiehentie 2</text:span></text:span><text:span text:style-name="Emphasis">, Espoo. The main results of the thesis are the novel computational methods for the tasks of modelling </text:span><text:span text:style-name="Emphasis"><text:span text:style-name="T1">multiresolution data</text:span></text:span><text:span text:style-name="Emphasis"> in diverse data collections </text:span><text:span text:style-name="Emphasis"><text:span text:style-name="T1">especially in the field of biology</text:span></text:span><text:span text:style-name="Emphasis">.</text:span></text:p>
      <text:p text:style-name="P2">Measurement technologies and devices have been improving leaps and bounds in the current information age. The improving technologies <text:bookmark text:name="spans0e0"/>produces data in different representations, especially in biology. The research problem addressed in the thesis can be abstracted as "how can the data be <text:bookmark text:name="spans0e1"/>analysed when the datasets are available in multiple representations". The thesis proposes several "probabilistic and semantic data mining methods", which researchers can use to <text:bookmark text:name="spans0e2"/>analyse data in multiple representations within a single analysis framework<text:span text:style-name="T1">. </text:span>Chromosomal <text:bookmark text:name="spans0e01"/>aberration <text:bookmark text:name="spans0e11"/>data sets that describe the physiological changes in the cancer patients are used as case studies in the developed methods. The developed methods are suitable for classification and clustering of different types of cancer. Nevertheless, the proposed methods should be applicable in any discipline with <text:span text:style-name="T7">multiresolution</text:span> data such as telecommunications, astronomy. Additionally, we use the available background knowledge in the field of cancer research that complements the existing scarce data and also the data in multiple represent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 Adhikari</meta:initial-creator>
    <meta:creation-date>2014-10-22T11:29:52.970709347</meta:creation-date>
    <dc:date>2014-10-27T15:04:22.122103421</dc:date>
    <dc:creator>Prem Adhikari</dc:creator>
    <meta:editing-duration>PT3M25S</meta:editing-duration>
    <meta:editing-cycles>3</meta:editing-cycles>
    <meta:generator>LibreOffice/4.2.6.3$Linux_X86_64 LibreOffice_project/420m0$Build-3</meta:generator>
    <meta:document-statistic meta:table-count="0" meta:image-count="0" meta:object-count="0" meta:page-count="1" meta:paragraph-count="2" meta:word-count="211" meta:character-count="1479" meta:non-whitespace-character-count="1270"/>
  </office:meta>
</office:document-meta>
</file>